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50</text:p>
          </table:table-cell>
          <table:table-cell office:value-type="string">
            <text:p>学研・はじめてのおけいこ</text:p>
            <text:p>滑らかな波線を書く練習が続きます。</text:p>
          </table:table-cell>
          <table:table-cell office:value-type="string">
            <text:p>日本将棋連盟「将棋の基礎知識」</text:p>
            <text:p>将棋は盤駒を使って行う。</text:p>
          </table:table-cell>
          <table:table-cell office:value-type="string">
            <text:p>将棋タウン「将棋幼稚園」棋譜の読み方・書き方</text:p>
            <text:p>色々疑問点を持つ事も大切ですね。そしてそれを調べて解決していく学びの姿勢も大切ですね。なるべく自力で色々解決していきたいと思います。</text:p>
          </table:table-cell>
          <table:table-cell office:value-type="string">
            <text:p>練習局面課題演習　東大将棋８　８級　１周目　第１問</text:p>
            <text:p>０．０００２８％　－４０７０　５７級　たまご</text:p>
            <text:p>詰将棋の答え方が分かりましたね。本格的に詰将棋も始めていきたいと思います。</text:p>
            <text:p>将棋タウンも残り数コンテンツ。頑張って消化して次の課題に進んで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251</text:p>
          </table:table-cell>
          <table:table-cell table:style-name="ce1" office:value-type="string">
            <text:p>学研・はじめてのおけいこ</text:p>
            <text:p>蛙のピョンピョン線を描く。半円を書いて止めて更に半円、これを続けます。</text:p>
          </table:table-cell>
          <table:table-cell table:style-name="ce1" office:value-type="string">
            <text:p>日本将棋連盟「将棋の基礎知識」</text:p>
            <text:p>将棋は二人が交互に指して進んでいく。</text:p>
          </table:table-cell>
          <table:table-cell table:style-name="ce1" office:value-type="string">
            <text:p>将棋タウン「将棋幼稚園」初心者の方へ</text:p>
            <text:p>将棋上達の指針と将棋界の現状を学習していきます。</text:p>
          </table:table-cell>
          <table:table-cell table:style-name="ce1" office:value-type="string">
            <text:p>練習局面課題演習　銀星将棋９　レベル１８　１周目　第１問</text:p>
            <text:p>０．０００２８％　－４０７０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252</text:p>
          </table:table-cell>
          <table:table-cell office:value-type="string">
            <text:p>学研・はじめてのおけいこ</text:p>
            <text:p>蛙もウサギも同じ事～。</text:p>
          </table:table-cell>
          <table:table-cell office:value-type="string">
            <text:p>日本将棋連盟「将棋の基礎知識」</text:p>
            <text:p>駒の並べ方・符号</text:p>
          </table:table-cell>
          <table:table-cell office:value-type="string">
            <text:p>将棋タウン「将棋幼稚園」初心者の方へ</text:p>
            <text:p>まずは入門用の本で駒の動かし方を覚えよう。覚えたらその他のルールも学習しよう。</text:p>
          </table:table-cell>
          <table:table-cell office:value-type="string">
            <text:p>練習局面課題演習　金沢将棋３００　レベル８　１周目　第１問</text:p>
            <text:p>０．０００２８％　－４０７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4</text:p>
          </table:table-cell>
          <table:table-cell table:style-name="ce1" office:value-type="string">
            <text:p>253</text:p>
          </table:table-cell>
          <table:table-cell table:style-name="ce1" office:value-type="string">
            <text:p>学研・はじめてのおけいこ</text:p>
            <text:p>円を描く練習～。</text:p>
          </table:table-cell>
          <table:table-cell table:style-name="ce1" office:value-type="string">
            <text:p>日本将棋連盟「将棋の基礎知識」</text:p>
            <text:p>取る・打つ・成る</text:p>
          </table:table-cell>
          <table:table-cell table:style-name="ce1" office:value-type="string">
            <text:p>将棋タウン「将棋幼稚園」初心者の方へ</text:p>
            <text:p>しかし、ソフトも使いようですよ。順にレベルを上げていけばＯＫ。</text:p>
          </table:table-cell>
          <table:table-cell table:style-name="ce1" office:value-type="string">
            <text:p>練習局面課題演習　金沢将棋３００　レベル９　１周目　第１問</text:p>
            <text:p>０．０００２９％　－４０７０　５７級　たまご</text:p>
            <text:p>本格的な演習に向けての準備作業が続いています。この準備だけでもかなりの時間を要することになりそうですが、頑張って進めていきたいと思います。</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254</text:p>
          </table:table-cell>
          <table:table-cell table:style-name="ce1" office:value-type="string">
            <text:p>学研・はじめてのおけいこ</text:p>
            <text:p>前回は６時の方向から時計回りに円を描く練習でした。今回は１２時の方向から反時計回りに円を描く練習。こっち難しいな。</text:p>
          </table:table-cell>
          <table:table-cell table:style-name="ce1" office:value-type="string">
            <text:p>日本将棋連盟「将棋の基礎知識」</text:p>
            <text:p>玉将・飛車・角行の動かし方</text:p>
          </table:table-cell>
          <table:table-cell table:style-name="ce1" office:value-type="string">
            <text:p>将棋タウン「将棋幼稚園」初心者の方へ</text:p>
            <text:p>ルールを覚えたら詰将棋とのこと。超易しい１手詰から段階を追ってレベルを上げて最終的には最難問の超長手数の詰将棋も解いていきますよー。頑張ろう！！！</text:p>
          </table:table-cell>
          <table:table-cell table:style-name="ce1" office:value-type="string">
            <text:p>練習局面課題演習　金沢将棋３００　レベル１０　１周目　第１問</text:p>
            <text:p>０．０００２９％　－４０７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255</text:p>
          </table:table-cell>
          <table:table-cell table:style-name="ce1" office:value-type="string">
            <text:p>学研・はじめてのおけいこ</text:p>
            <text:p>続いては１２時の方向から時計回りに大小さまざまな円を描く練習。時計回りの方が書き易い。</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初心者の方へ</text:p>
            <text:p>詰将棋だけで実戦に移れるのならばこんなに容易いゲームは無いですよね。手筋・定跡は当然の事、囲い崩しや必死・各種将棋理論も体系立ててしっかり学ばないといけないと感じています。順に学習していこうと思います。</text:p>
          </table:table-cell>
          <table:table-cell table:style-name="ce1" office:value-type="string">
            <text:p>練習局面課題演習　金沢将棋３００　レベル１１　１周目　第１問</text:p>
            <text:p>０．０００２９％　－４０７０　５７級　たまご</text:p>
          </table:table-cell>
          <table:table-cell table:style-name="ce1" table:number-columns-repeated="17"/>
          <table:table-cell table:number-columns-repeated="1000"/>
        </table:table-row>
        <table:table-row table:style-name="ro3">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3"/>
          <table:table-cell table:style-name="ce3"/>
          <table:table-cell table:style-name="ce1" table:number-columns-repeated="20"/>
          <table:table-cell table:number-columns-repeated="1000"/>
        </table:table-row>
        <table:table-row table:style-name="ro3" table:number-rows-repeated="4">
          <table:table-cell table:style-name="ce1" table:number-columns-repeated="24"/>
          <table:table-cell table:number-columns-repeated="1000"/>
        </table:table-row>
        <table:table-row table:style-name="ro3">
          <table:table-cell table:style-name="ce1" table:number-columns-repeated="3"/>
          <table:table-cell table:number-columns-repeated="4"/>
          <table:table-cell table:style-name="ce1" table:number-columns-repeated="17"/>
          <table:table-cell table:number-columns-repeated="1000"/>
        </table:table-row>
        <table:table-row table:style-name="ro3" table:number-rows-repeated="2">
          <table:table-cell table:style-name="ce1" table:number-columns-repeated="24"/>
          <table:table-cell table:number-columns-repeated="1000"/>
        </table:table-row>
        <table:table-row table:style-name="ro3">
          <table:table-cell table:style-name="ce1" table:number-columns-repeated="2"/>
          <table:table-cell/>
          <table:table-cell table:style-name="ce1" table:number-columns-repeated="21"/>
          <table:table-cell table:number-columns-repeated="1000"/>
        </table:table-row>
        <table:table-row table:style-name="ro3" table:number-rows-repeated="151">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9">2022/04/19</text:date>, <text:time>23:52: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7H40M29S</meta:editing-duration>
    <meta:editing-cycles>93</meta:editing-cycles>
    <meta:generator>OpenOffice/4.1.6$Win32 OpenOffice.org_project/416m1$Build-9790</meta:generator>
    <dc:date>2022-04-19T23:52:37.37</dc:date>
    <meta:document-statistic meta:table-count="1" meta:cell-count="42" meta:object-count="0"/>
    <meta:user-defined meta:name="Info 1"/>
    <meta:user-defined meta:name="Info 2"/>
    <meta:user-defined meta:name="Info 3"/>
    <meta:user-defined meta:name="Info 4"/>
  </office:meta>
</office:document-meta>
</file>